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language="fr" fo:country="FR" officeooo:rsid="0042ab02" officeooo:paragraph-rsid="0021f803"/>
    </style:style>
    <style:style style:name="P2" style:family="paragraph" style:parent-style-name="Heading_20_3" style:list-style-name="">
      <style:paragraph-properties fo:text-align="justify" style:justify-single-word="false"/>
      <style:text-properties fo:language="fr" fo:country="FR" officeooo:rsid="00461787" officeooo:paragraph-rsid="0021f803"/>
    </style:style>
    <style:style style:name="P3" style:family="paragraph" style:parent-style-name="Heading_20_3">
      <style:paragraph-properties fo:text-align="justify" style:justify-single-word="false"/>
      <style:text-properties fo:language="fr" fo:country="FR" officeooo:rsid="004b7051" officeooo:paragraph-rsid="0021f803"/>
    </style:style>
    <style:style style:name="P4" style:family="paragraph" style:parent-style-name="Heading_20_3">
      <style:paragraph-properties fo:text-align="justify" style:justify-single-word="false"/>
      <style:text-properties fo:language="fr" fo:country="FR" officeooo:rsid="00242bf3" officeooo:paragraph-rsid="00242bf3"/>
    </style:style>
    <style:style style:name="P5" style:family="paragraph" style:parent-style-name="Heading_20_3" style:list-style-name="">
      <style:paragraph-properties fo:text-align="justify" style:justify-single-word="false"/>
      <style:text-properties fo:language="fr" fo:country="FR" officeooo:rsid="002515ac" officeooo:paragraph-rsid="002515ac"/>
    </style:style>
    <style:style style:name="P6" style:family="paragraph" style:parent-style-name="Heading_20_3">
      <style:paragraph-properties fo:text-align="justify" style:justify-single-word="false"/>
      <style:text-properties fo:language="fr" fo:country="FR" officeooo:rsid="003a78da" officeooo:paragraph-rsid="0021f803"/>
    </style:style>
    <style:style style:name="P7" style:family="paragraph" style:parent-style-name="Heading_20_3">
      <style:paragraph-properties fo:text-align="justify" style:justify-single-word="false" fo:break-before="page"/>
      <style:text-properties fo:language="fr" fo:country="FR" officeooo:rsid="00461787" officeooo:paragraph-rsid="0021f803"/>
    </style:style>
    <style:style style:name="P8" style:family="paragraph" style:parent-style-name="Heading_20_3">
      <style:paragraph-properties fo:text-align="justify" style:justify-single-word="false" fo:break-before="page"/>
      <style:text-properties fo:language="fr" fo:country="FR" officeooo:rsid="0041fdeb" officeooo:paragraph-rsid="0021f803"/>
    </style:style>
    <style:style style:name="P9" style:family="paragraph" style:parent-style-name="Heading_20_3">
      <style:paragraph-properties fo:text-align="justify" style:justify-single-word="false" fo:break-before="page"/>
      <style:text-properties fo:language="fr" fo:country="FR" officeooo:rsid="002515ac" officeooo:paragraph-rsid="002515ac"/>
    </style:style>
    <style:style style:name="P10" style:family="paragraph" style:parent-style-name="Text_20_body" style:list-style-name="L11">
      <style:paragraph-properties fo:text-align="justify" style:justify-single-word="false"/>
      <style:text-properties fo:language="fr" fo:country="FR" officeooo:paragraph-rsid="0021f803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paragraph-rsid="0021f803"/>
    </style:style>
    <style:style style:name="P12" style:family="paragraph" style:parent-style-name="Text_20_body" style:list-style-name="L14">
      <style:paragraph-properties fo:text-align="justify" style:justify-single-word="false"/>
      <style:text-properties fo:language="fr" fo:country="FR" officeooo:paragraph-rsid="0021f803"/>
    </style:style>
    <style:style style:name="P13" style:family="paragraph" style:parent-style-name="Text_20_body">
      <style:paragraph-properties fo:text-align="justify" style:justify-single-word="false"/>
      <style:text-properties fo:language="fr" fo:country="FR" officeooo:paragraph-rsid="00242bf3"/>
    </style:style>
    <style:style style:name="P14" style:family="paragraph" style:parent-style-name="Text_20_body" style:list-style-name="L1">
      <style:paragraph-properties fo:text-align="justify" style:justify-single-word="false"/>
      <style:text-properties fo:language="fr" fo:country="FR" officeooo:rsid="001ddb5d" officeooo:paragraph-rsid="0021f803"/>
    </style:style>
    <style:style style:name="P15" style:family="paragraph" style:parent-style-name="Text_20_body">
      <style:paragraph-properties fo:text-align="justify" style:justify-single-word="false"/>
      <style:text-properties fo:language="fr" fo:country="FR" officeooo:rsid="001ddb5d" officeooo:paragraph-rsid="0021f803"/>
    </style:style>
    <style:style style:name="P16" style:family="paragraph" style:parent-style-name="Text_20_body" style:list-style-name="L11">
      <style:paragraph-properties fo:text-align="justify" style:justify-single-word="false"/>
      <style:text-properties fo:language="fr" fo:country="FR" officeooo:rsid="00242b14" officeooo:paragraph-rsid="0021f803"/>
    </style:style>
    <style:style style:name="P17" style:family="paragraph" style:parent-style-name="Text_20_body" style:list-style-name="L11">
      <style:paragraph-properties fo:text-align="justify" style:justify-single-word="false"/>
      <style:text-properties fo:language="fr" fo:country="FR" officeooo:rsid="00247f39" officeooo:paragraph-rsid="0021f803"/>
    </style:style>
    <style:style style:name="P18" style:family="paragraph" style:parent-style-name="Text_20_body">
      <style:paragraph-properties fo:text-align="justify" style:justify-single-word="false"/>
      <style:text-properties fo:language="fr" fo:country="FR" officeooo:rsid="00247f39" officeooo:paragraph-rsid="0021f803"/>
    </style:style>
    <style:style style:name="P19" style:family="paragraph" style:parent-style-name="Text_20_body" style:list-style-name="L11">
      <style:paragraph-properties fo:text-align="justify" style:justify-single-word="false"/>
      <style:text-properties fo:language="fr" fo:country="FR" officeooo:rsid="002678b8" officeooo:paragraph-rsid="0021f803"/>
    </style:style>
    <style:style style:name="P20" style:family="paragraph" style:parent-style-name="Text_20_body" style:list-style-name="L11">
      <style:paragraph-properties fo:text-align="justify" style:justify-single-word="false"/>
      <style:text-properties fo:language="fr" fo:country="FR" officeooo:rsid="0027f772" officeooo:paragraph-rsid="0021f803"/>
    </style:style>
    <style:style style:name="P21" style:family="paragraph" style:parent-style-name="Text_20_body" style:list-style-name="L12">
      <style:paragraph-properties fo:text-align="justify" style:justify-single-word="false"/>
      <style:text-properties fo:language="fr" fo:country="FR" officeooo:rsid="002a633d" officeooo:paragraph-rsid="0021f803"/>
    </style:style>
    <style:style style:name="P22" style:family="paragraph" style:parent-style-name="Text_20_body">
      <style:paragraph-properties fo:text-align="justify" style:justify-single-word="false"/>
      <style:text-properties fo:language="fr" fo:country="FR" officeooo:rsid="002bb531" officeooo:paragraph-rsid="0021f803"/>
    </style:style>
    <style:style style:name="P23" style:family="paragraph" style:parent-style-name="Text_20_body" style:list-style-name="L13">
      <style:paragraph-properties fo:text-align="justify" style:justify-single-word="false"/>
      <style:text-properties fo:language="fr" fo:country="FR" fo:font-weight="bold" officeooo:rsid="002bb531" officeooo:paragraph-rsid="0021f803" style:font-weight-asian="bold" style:font-weight-complex="bold"/>
    </style:style>
    <style:style style:name="P24" style:family="paragraph" style:parent-style-name="Text_20_body" style:list-style-name="L13">
      <style:paragraph-properties fo:text-align="justify" style:justify-single-word="false"/>
      <style:text-properties fo:language="fr" fo:country="FR" fo:font-weight="bold" officeooo:rsid="002bdfa1" officeooo:paragraph-rsid="0021f803" style:font-weight-asian="bold" style:font-weight-complex="bold"/>
    </style:style>
    <style:style style:name="P25" style:family="paragraph" style:parent-style-name="Text_20_body" style:list-style-name="L13">
      <style:paragraph-properties fo:text-align="justify" style:justify-single-word="false"/>
      <style:text-properties fo:language="fr" fo:country="FR" fo:font-weight="bold" officeooo:rsid="002e96a8" officeooo:paragraph-rsid="0021f803" style:font-weight-asian="bold" style:font-weight-complex="bold"/>
    </style:style>
    <style:style style:name="P26" style:family="paragraph" style:parent-style-name="Text_20_body" style:list-style-name="L13">
      <style:paragraph-properties fo:text-align="justify" style:justify-single-word="false"/>
      <style:text-properties fo:language="fr" fo:country="FR" fo:font-weight="bold" officeooo:rsid="00337206" officeooo:paragraph-rsid="0021f803" style:font-weight-asian="bold" style:font-weight-complex="bold"/>
    </style:style>
    <style:style style:name="P27" style:family="paragraph" style:parent-style-name="Text_20_body" style:list-style-name="L13">
      <style:paragraph-properties fo:text-align="justify" style:justify-single-word="false"/>
      <style:text-properties fo:language="fr" fo:country="FR" fo:font-weight="bold" officeooo:rsid="00351aea" officeooo:paragraph-rsid="0021f803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language="fr" fo:country="FR" fo:font-weight="bold" officeooo:rsid="0037a917" officeooo:paragraph-rsid="0021f803" style:font-weight-asian="bold" style:font-weight-complex="bold"/>
    </style:style>
    <style:style style:name="P29" style:family="paragraph" style:parent-style-name="Text_20_body" style:list-style-name="L13">
      <style:paragraph-properties fo:text-align="justify" style:justify-single-word="false"/>
      <style:text-properties fo:language="fr" fo:country="FR" fo:font-weight="normal" officeooo:rsid="002bb531" officeooo:paragraph-rsid="0021f803" style:font-weight-asian="normal" style:font-weight-complex="normal"/>
    </style:style>
    <style:style style:name="P30" style:family="paragraph" style:parent-style-name="Text_20_body" style:list-style-name="L13">
      <style:paragraph-properties fo:text-align="justify" style:justify-single-word="false"/>
      <style:text-properties fo:language="fr" fo:country="FR" fo:font-weight="normal" officeooo:rsid="00309805" officeooo:paragraph-rsid="0021f803" style:font-weight-asian="normal" style:font-weight-complex="normal"/>
    </style:style>
    <style:style style:name="P31" style:family="paragraph" style:parent-style-name="Text_20_body" style:list-style-name="L13">
      <style:paragraph-properties fo:text-align="justify" style:justify-single-word="false"/>
      <style:text-properties fo:language="fr" fo:country="FR" fo:font-weight="normal" officeooo:rsid="0031b563" officeooo:paragraph-rsid="0021f803" style:font-weight-asian="normal" style:font-weight-complex="normal"/>
    </style:style>
    <style:style style:name="P32" style:family="paragraph" style:parent-style-name="Text_20_body" style:list-style-name="L13">
      <style:paragraph-properties fo:text-align="justify" style:justify-single-word="false"/>
      <style:text-properties fo:language="fr" fo:country="FR" fo:font-weight="normal" officeooo:rsid="00337206" officeooo:paragraph-rsid="0021f803" style:font-weight-asian="normal" style:font-weight-complex="normal"/>
    </style:style>
    <style:style style:name="P33" style:family="paragraph" style:parent-style-name="Text_20_body" style:list-style-name="L13">
      <style:paragraph-properties fo:text-align="justify" style:justify-single-word="false"/>
      <style:text-properties fo:language="fr" fo:country="FR" fo:font-weight="normal" officeooo:rsid="00351aea" officeooo:paragraph-rsid="0021f803" style:font-weight-asian="normal" style:font-weight-complex="normal"/>
    </style:style>
    <style:style style:name="P34" style:family="paragraph" style:parent-style-name="Text_20_body" style:list-style-name="L13">
      <style:paragraph-properties fo:text-align="justify" style:justify-single-word="false"/>
      <style:text-properties fo:language="fr" fo:country="FR" fo:font-weight="normal" officeooo:rsid="0036f7c7" officeooo:paragraph-rsid="0021f803" style:font-weight-asian="normal" style:font-weight-complex="normal"/>
    </style:style>
    <style:style style:name="P35" style:family="paragraph" style:parent-style-name="Text_20_body" style:list-style-name="L13">
      <style:paragraph-properties fo:text-align="justify" style:justify-single-word="false"/>
      <style:text-properties fo:language="fr" fo:country="FR" fo:font-weight="normal" officeooo:rsid="0037a917" officeooo:paragraph-rsid="0021f803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language="fr" fo:country="FR" fo:font-weight="normal" officeooo:rsid="00398412" officeooo:paragraph-rsid="0021f803" style:font-weight-asian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normal" officeooo:rsid="00398412" officeooo:paragraph-rsid="0021f803" style:font-weight-asian="normal" style:font-weight-complex="normal"/>
    </style:style>
    <style:style style:name="P38" style:family="paragraph" style:parent-style-name="Text_20_body" style:list-style-name="L15">
      <style:paragraph-properties fo:text-align="justify" style:justify-single-word="false"/>
      <style:text-properties fo:language="fr" fo:country="FR" fo:font-style="italic" fo:font-weight="normal" officeooo:rsid="0031b563" officeooo:paragraph-rsid="0021f803" style:font-style-asian="italic" style:font-weight-asian="normal" style:font-style-complex="italic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language="fr" fo:country="FR" fo:font-style="italic" fo:font-weight="normal" officeooo:rsid="0031b563" officeooo:paragraph-rsid="0021f803" style:font-style-asian="italic" style:font-weight-asian="normal" style:font-style-complex="italic" style:font-weight-complex="normal"/>
    </style:style>
    <style:style style:name="P40" style:family="paragraph" style:parent-style-name="Text_20_body" style:list-style-name="L17">
      <style:paragraph-properties fo:text-align="justify" style:justify-single-word="false"/>
      <style:text-properties fo:language="fr" fo:country="FR" fo:font-style="italic" officeooo:rsid="00461787" officeooo:paragraph-rsid="0021f803" style:font-style-asian="italic" style:font-style-complex="italic"/>
    </style:style>
    <style:style style:name="P41" style:family="paragraph" style:parent-style-name="Text_20_body">
      <style:paragraph-properties fo:text-align="justify" style:justify-single-word="false"/>
      <style:text-properties fo:language="fr" fo:country="FR" fo:font-style="italic" officeooo:rsid="00461787" officeooo:paragraph-rsid="0021f803" style:font-style-asian="italic" style:font-style-complex="italic"/>
    </style:style>
    <style:style style:name="P42" style:family="paragraph" style:parent-style-name="Text_20_body" style:list-style-name="L15">
      <style:paragraph-properties fo:text-align="justify" style:justify-single-word="false"/>
      <style:text-properties fo:language="fr" fo:country="FR" fo:font-style="italic" officeooo:rsid="003bb841" officeooo:paragraph-rsid="0021f803" style:font-style-asian="italic" style:font-style-complex="italic"/>
    </style:style>
    <style:style style:name="P43" style:family="paragraph" style:parent-style-name="Text_20_body" style:list-style-name="L15">
      <style:paragraph-properties fo:text-align="justify" style:justify-single-word="false"/>
      <style:text-properties fo:language="fr" fo:country="FR" fo:font-style="normal" fo:font-weight="normal" officeooo:rsid="003bb841" officeooo:paragraph-rsid="0021f803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7">
      <style:paragraph-properties fo:text-align="justify" style:justify-single-word="false"/>
      <style:text-properties fo:language="fr" fo:country="FR" fo:font-style="normal" officeooo:rsid="00461787" officeooo:paragraph-rsid="0021f803" style:font-style-asian="normal" style:font-style-complex="normal"/>
    </style:style>
    <style:style style:name="P45" style:family="paragraph" style:parent-style-name="Text_20_body" style:list-style-name="L15">
      <style:paragraph-properties fo:text-align="justify" style:justify-single-word="false"/>
      <style:text-properties fo:language="fr" fo:country="FR" fo:font-style="normal" officeooo:rsid="003bb841" officeooo:paragraph-rsid="0021f803" style:font-style-asian="normal" style:font-style-complex="normal"/>
    </style:style>
    <style:style style:name="P46" style:family="paragraph" style:parent-style-name="Text_20_body" style:list-style-name="L17">
      <style:paragraph-properties fo:text-align="justify" style:justify-single-word="false"/>
      <style:text-properties fo:language="fr" fo:country="FR" fo:font-style="normal" fo:font-weight="bold" officeooo:rsid="00461787" officeooo:paragraph-rsid="0021f803" style:font-style-asian="normal" style:font-weight-asian="bold" style:font-style-complex="normal" style:font-weight-complex="bold"/>
    </style:style>
    <style:style style:name="P47" style:family="paragraph" style:parent-style-name="Text_20_body" style:list-style-name="L15">
      <style:paragraph-properties fo:text-align="justify" style:justify-single-word="false"/>
      <style:text-properties fo:language="fr" fo:country="FR" fo:font-style="normal" fo:font-weight="bold" officeooo:rsid="003bb841" officeooo:paragraph-rsid="0021f803" style:font-style-asian="normal" style:font-weight-asian="bold" style:font-style-complex="normal" style:font-weight-complex="bold"/>
    </style:style>
    <style:style style:name="P48" style:family="paragraph" style:parent-style-name="Text_20_body" style:list-style-name="L17">
      <style:paragraph-properties fo:text-align="justify" style:justify-single-word="false"/>
      <style:text-properties fo:language="fr" fo:country="FR" officeooo:rsid="0042ab02" officeooo:paragraph-rsid="0021f803"/>
    </style:style>
    <style:style style:name="P49" style:family="paragraph" style:parent-style-name="Text_20_body" style:list-style-name="L17">
      <style:paragraph-properties fo:text-align="justify" style:justify-single-word="false"/>
      <style:text-properties fo:language="fr" fo:country="FR" officeooo:rsid="0044921f" officeooo:paragraph-rsid="0021f803"/>
    </style:style>
    <style:style style:name="P50" style:family="paragraph" style:parent-style-name="Text_20_body" style:list-style-name="L17">
      <style:paragraph-properties fo:text-align="justify" style:justify-single-word="false"/>
      <style:text-properties fo:language="fr" fo:country="FR" officeooo:rsid="00461787" officeooo:paragraph-rsid="0021f803"/>
    </style:style>
    <style:style style:name="P51" style:family="paragraph" style:parent-style-name="Text_20_body" style:list-style-name="L18">
      <style:paragraph-properties fo:text-align="justify" style:justify-single-word="false"/>
      <style:text-properties fo:language="fr" fo:country="FR" officeooo:rsid="004a05c6" officeooo:paragraph-rsid="0021f803"/>
    </style:style>
    <style:style style:name="P52" style:family="paragraph" style:parent-style-name="Text_20_body">
      <style:paragraph-properties fo:text-align="justify" style:justify-single-word="false"/>
      <style:text-properties fo:language="fr" fo:country="FR" officeooo:rsid="004a05c6" officeooo:paragraph-rsid="0021f803"/>
    </style:style>
    <style:style style:name="P53" style:family="paragraph" style:parent-style-name="Text_20_body" style:list-style-name="L19">
      <style:paragraph-properties fo:text-align="justify" style:justify-single-word="false"/>
      <style:text-properties fo:language="fr" fo:country="FR" officeooo:rsid="004b7051" officeooo:paragraph-rsid="0021f803"/>
    </style:style>
    <style:style style:name="P54" style:family="paragraph" style:parent-style-name="Text_20_body" style:list-style-name="L19">
      <style:paragraph-properties fo:text-align="justify" style:justify-single-word="false"/>
      <style:text-properties fo:language="fr" fo:country="FR" officeooo:rsid="004c1c28" officeooo:paragraph-rsid="0021f803"/>
    </style:style>
    <style:style style:name="P55" style:family="paragraph" style:parent-style-name="Text_20_body" style:list-style-name="L20">
      <style:paragraph-properties fo:text-align="justify" style:justify-single-word="false"/>
      <style:text-properties fo:language="fr" fo:country="FR" officeooo:rsid="00242bf3" officeooo:paragraph-rsid="00242bf3"/>
    </style:style>
    <style:style style:name="P56" style:family="paragraph" style:parent-style-name="Text_20_body">
      <style:paragraph-properties fo:text-align="justify" style:justify-single-word="false"/>
      <style:text-properties fo:language="fr" fo:country="FR" officeooo:rsid="00242bf3" officeooo:paragraph-rsid="00242bf3"/>
    </style:style>
    <style:style style:name="P57" style:family="paragraph" style:parent-style-name="Text_20_body">
      <style:paragraph-properties fo:text-align="justify" style:justify-single-word="false"/>
      <style:text-properties fo:language="fr" fo:country="FR" officeooo:rsid="00398412" officeooo:paragraph-rsid="0021f803"/>
    </style:style>
    <style:style style:name="P58" style:family="paragraph" style:parent-style-name="Text_20_body" style:list-style-name="L14">
      <style:paragraph-properties fo:text-align="justify" style:justify-single-word="false"/>
      <style:text-properties fo:language="fr" fo:country="FR" officeooo:rsid="003a78da" officeooo:paragraph-rsid="0021f803"/>
    </style:style>
    <style:style style:name="P59" style:family="paragraph" style:parent-style-name="Text_20_body" style:list-style-name="L15">
      <style:paragraph-properties fo:text-align="justify" style:justify-single-word="false"/>
      <style:text-properties fo:language="fr" fo:country="FR" officeooo:rsid="003bb841" officeooo:paragraph-rsid="0021f803"/>
    </style:style>
    <style:style style:name="P60" style:family="paragraph" style:parent-style-name="Text_20_body">
      <style:paragraph-properties fo:text-align="justify" style:justify-single-word="false"/>
      <style:text-properties fo:language="fr" fo:country="FR" officeooo:rsid="003c2db5" officeooo:paragraph-rsid="0021f803"/>
    </style:style>
    <style:style style:name="P61" style:family="paragraph" style:parent-style-name="Text_20_body">
      <style:paragraph-properties fo:text-align="justify" style:justify-single-word="false"/>
      <style:text-properties fo:language="fr" fo:country="FR" officeooo:rsid="0041fdeb" officeooo:paragraph-rsid="0021f803"/>
    </style:style>
    <style:style style:name="P62" style:family="paragraph" style:parent-style-name="Text_20_body" style:list-style-name="L16">
      <style:paragraph-properties fo:text-align="justify" style:justify-single-word="false"/>
      <style:text-properties fo:language="fr" fo:country="FR" officeooo:rsid="0041fdeb" officeooo:paragraph-rsid="0021f803"/>
    </style:style>
    <style:style style:name="P63" style:family="paragraph" style:parent-style-name="Text_20_body" style:list-style-name="L13">
      <style:paragraph-properties fo:text-align="justify" style:justify-single-word="false"/>
      <style:text-properties fo:font-size="9pt" fo:language="fr" fo:country="FR" style:text-underline-style="none" fo:font-weight="bold" officeooo:rsid="002bdfa1" officeooo:paragraph-rsid="0021f803" style:font-size-asian="9pt" style:font-weight-asian="bold" style:font-size-complex="9pt" style:font-weight-complex="bold"/>
    </style:style>
    <style:style style:name="P64" style:family="paragraph" style:parent-style-name="Text_20_body">
      <style:paragraph-properties fo:text-align="justify" style:justify-single-word="false"/>
      <style:text-properties officeooo:paragraph-rsid="002515ac"/>
    </style:style>
    <style:style style:name="P65" style:family="paragraph" style:parent-style-name="Text_20_body" style:list-style-name="L21">
      <style:paragraph-properties fo:text-align="justify" style:justify-single-word="false"/>
      <style:text-properties officeooo:rsid="002515ac" officeooo:paragraph-rsid="002515ac"/>
    </style:style>
    <style:style style:name="P66" style:family="paragraph" style:parent-style-name="Text_20_body" style:list-style-name="L21">
      <style:paragraph-properties fo:text-align="justify" style:justify-single-word="false"/>
      <style:text-properties officeooo:rsid="0026ac32" officeooo:paragraph-rsid="0026ac32"/>
    </style:style>
    <style:style style:name="P67" style:family="paragraph" style:parent-style-name="Text_20_body">
      <style:paragraph-properties fo:text-align="justify" style:justify-single-word="false" fo:break-before="page"/>
      <style:text-properties fo:language="fr" fo:country="FR" officeooo:rsid="002a633d" officeooo:paragraph-rsid="0021f803"/>
    </style:style>
    <style:style style:name="P68" style:family="paragraph" style:parent-style-name="Heading_20_2">
      <style:paragraph-properties fo:text-align="justify" style:justify-single-word="false" fo:break-before="page"/>
      <style:text-properties fo:language="fr" fo:country="FR" officeooo:paragraph-rsid="0021f803"/>
    </style:style>
    <style:style style:name="P69" style:family="paragraph">
      <style:paragraph-properties fo:text-align="center"/>
      <style:text-properties fo:font-size="12pt"/>
    </style:style>
    <style:style style:name="P70" style:family="paragraph">
      <style:paragraph-properties fo:text-align="center"/>
    </style:style>
    <style:style style:name="T1" style:family="text">
      <style:text-properties officeooo:rsid="001f9953"/>
    </style:style>
    <style:style style:name="T2" style:family="text">
      <style:text-properties officeooo:rsid="00223ba9"/>
    </style:style>
    <style:style style:name="T3" style:family="text">
      <style:text-properties officeooo:rsid="002bb53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c22c5" style:font-weight-asian="normal" style:font-weight-complex="normal"/>
    </style:style>
    <style:style style:name="T6" style:family="text">
      <style:text-properties fo:font-weight="normal" officeooo:rsid="002e96a8" style:font-weight-asian="normal" style:font-weight-complex="normal"/>
    </style:style>
    <style:style style:name="T7" style:family="text">
      <style:text-properties fo:font-weight="normal" officeooo:rsid="00309805" style:font-weight-asian="normal" style:font-weight-complex="normal"/>
    </style:style>
    <style:style style:name="T8" style:family="text">
      <style:text-properties fo:font-weight="normal" officeooo:rsid="0034edca" style:font-weight-asian="normal" style:font-weight-complex="normal"/>
    </style:style>
    <style:style style:name="T9" style:family="text">
      <style:text-properties fo:font-weight="normal" officeooo:rsid="00398412" style:font-weight-asian="normal" style:font-weight-complex="normal"/>
    </style:style>
    <style:style style:name="T10" style:family="text">
      <style:text-properties fo:font-weight="normal" officeooo:rsid="0047e9c5" style:font-weight-asian="normal" style:font-weight-complex="normal"/>
    </style:style>
    <style:style style:name="T11" style:family="text">
      <style:text-properties fo:font-weight="normal" officeooo:rsid="0031b563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e96a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c22c5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d119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1b563" style:font-style-asian="italic" style:font-weight-asian="normal" style:font-style-complex="italic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a78da" style:font-style-asian="italic" style:font-style-complex="italic"/>
    </style:style>
    <style:style style:name="T19" style:family="text">
      <style:text-properties fo:font-style="italic" officeooo:rsid="003bb841" style:font-style-asian="italic" style:font-style-complex="italic"/>
    </style:style>
    <style:style style:name="T20" style:family="text">
      <style:text-properties style:text-underline-style="solid" style:text-underline-width="auto" style:text-underline-color="font-color" officeooo:rsid="00398412"/>
    </style:style>
    <style:style style:name="T21" style:family="text">
      <style:text-properties officeooo:rsid="00400a91"/>
    </style:style>
    <style:style style:name="T22" style:family="text">
      <style:text-properties officeooo:rsid="003a78da"/>
    </style:style>
    <style:style style:name="T23" style:family="text">
      <style:text-properties fo:language="fr" fo:country="FR"/>
    </style:style>
    <style:style style:name="T24" style:family="text">
      <style:text-properties fo:language="fr" fo:country="FR" officeooo:rsid="002515ac"/>
    </style:style>
    <style:style style:name="T25" style:family="text">
      <style:text-properties officeooo:rsid="0044921f"/>
    </style:style>
    <style:style style:name="T26" style:family="text">
      <style:text-properties officeooo:rsid="0047e9c5"/>
    </style:style>
    <style:style style:name="T27" style:family="text">
      <style:text-properties officeooo:rsid="004d7383"/>
    </style:style>
    <style:style style:name="T28" style:family="text">
      <style:text-properties officeooo:rsid="002515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M_3_210928</text:h>
      <text:p text:style-name="P15"><text:span text:style-name="T1">(Gerald Bronner, Sociologue ; Dominique Cardon, Sociologue)</text:span></text:p>
      <text:list xml:id="list2660887655" text:style-name="L1">
        <text:list-item>
          <text:p text:style-name="P14">Constat : Libéralisation de ce marché cognitif avec Internet = double révolution<text:span text:style-name="T1"> </text:span></text:p>
        </text:list-item>
      </text:list>
      <text:list xml:id="list3666295142" text:style-name="L11">
        <text:list-item>
          <text:p text:style-name="P10"><text:span text:style-name="T2">+ contexte politique d'une triple revendication démocratique</text:span></text:p>
          <text:list>
            <text:list-item>
              <text:p text:style-name="P16">droit de savoir</text:p>
            </text:list-item>
            <text:list-item>
              <text:p text:style-name="P16">droit de délibérer</text:p>
            </text:list-item>
            <text:list-item>
              <text:p text:style-name="P16">droit de décider</text:p>
              <text:list>
                <text:list-item>
                  <text:p text:style-name="P16">droit au doute</text:p>
                  <text:p text:style-name="P16"/>
                </text:list-item>
              </text:list>
            </text:list-item>
          </text:list>
        </text:list-item>
        <text:list-item>
          <text:p text:style-name="P16">Conséquences :</text:p>
          <text:list>
            <text:list-item>
              <text:p text:style-name="P16">des propositions intellectuelles différentes circulent désormais, accessibles</text:p>
            </text:list-item>
            <text:list-item>
              <text:p text:style-name="P16">il y a à la fois massification des informations et perte de conscience dans kes institutions</text:p>
              <text:p text:style-name="P16"/>
            </text:list-item>
          </text:list>
        </text:list-item>
        <text:list-item>
          <text:p text:style-name="P17">Parmi la masse d'information, des fausses informations, produites par 4 types types de sources avec motivations différentes :</text:p>
          <text:list>
            <text:list-item>
              <text:p text:style-name="P17">pour générer un dysfonctionnement du système (ex : QAnon, anarchistes Américains)</text:p>
            </text:list-item>
            <text:list-item>
              <text:p text:style-name="P19">par idéologie</text:p>
            </text:list-item>
            <text:list-item>
              <text:p text:style-name="P19">par intérêt (politique, économique, philosophique)</text:p>
            </text:list-item>
            <text:list-item>
              <text:p text:style-name="P20">parce qu'elles croient qu'elles sont vraies</text:p>
            </text:list-item>
          </text:list>
        </text:list-item>
      </text:list>
      <text:p text:style-name="P67"><text:span text:style-name="T3">A</text:span> retenir :</text:p>
      <text:list xml:id="list2963159123" text:style-name="L12">
        <text:list-item>
          <text:p text:style-name="P21">Une préoccupation majeure, au centre ddu traitement de l'info. dans un contexte d'accès direct à un grand volume de documents (rappel accès direct et partage de connaissances : idéal des Lumières)</text:p>
        </text:list-item>
        <text:list-item>
          <text:p text:style-name="P21">Finalité de l'évaluation en régime numérique se pose avec encore plus d'acuité : donner une valeur à l'informatio dans un contexte d'infobésité (cf. chaîne documentaire = chaîne de valeurs)</text:p>
        </text:list-item>
      </text:list>
      <text:p text:style-name="P18"/>
      <text:p text:style-name="P22">Evaluation de l'information = opérations documentaires :</text:p>
      <text:list xml:id="list4175178550" text:style-name="L13">
        <text:list-item>
          <text:p text:style-name="P23">Filter<text:span text:style-name="T4"> les résultats d'une recherche en vérifiant la pertinence des résultats par rapport à la requête, puis par rapport à l'axe de recherche, par rapport au besoin d'information (Savoir ? Agir ?)</text:span></text:p>
          <text:p text:style-name="P29"/>
          <text:p text:style-name="P63"><text:span text:style-name="T13">(</text:span><text:span text:style-name="T14">pertinence</text:span><text:span text:style-name="T15"> +</text:span><text:span text:style-name="T14"> crédibilité</text:span><text:span text:style-name="T15"> +</text:span><text:span text:style-name="T14"> qualité</text:span><text:span text:style-name="T15"> = fiabilité</text:span><text:span text:style-name="T13">)</text:span></text:p>
        </text:list-item>
        <text:list-item>
          <text:p text:style-name="P24"><text:span text:style-name="T4">Juger de la </text:span>crédibilité<text:span text:style-name="T4"> d'une source à partir d'indices</text:span><text:span text:style-name="T5"> </text:span><text:span text:style-name="T6">:</text:span></text:p>
          <text:list>
            <text:list-item>
              <text:p text:style-name="P25"><text:span text:style-name="T7">Identifier </text:span><text:span text:style-name="T4">Auteur (amateur ou expert)</text:span><text:span text:style-name="T7">, s</text:span><text:span text:style-name="T4">avoir qui finance l'information et avec quelle intention</text:span></text:p>
            </text:list-item>
            <text:list-item>
              <text:p text:style-name="P30">Identifier supports et genres documentaires</text:p>
            </text:list-item>
            <text:list-item>
              <text:p text:style-name="P31">Mesurer l'autorité cognitive de l'auteur : quels indices ?</text:p>
              <text:list>
                <text:list-item>
                  <text:p text:style-name="P31">statut, popularite ? </text:p>
                </text:list-item>
                <text:list-item>
                  <text:p text:style-name="P31">institution d'origine...</text:p>
                  <text:p text:style-name="P31"/>
                </text:list-item>
              </text:list>
            </text:list-item>
            <text:list-item>
              <text:p text:style-name="P32">Evaluer la qualité de la source d'information : quels indices ?</text:p>
              <text:list>
                <text:list-item>
                  <text:p text:style-name="P26"><draw:line text:anchor-type="paragraph" draw:z-index="0" draw:name="Shape1" draw:style-name="gr1" draw:text-style-name="P69" svg:x1="3.5075in" svg:y1="0.0728in" svg:x2="4.4362in" svg:y2="0.0728in"><text:p/></draw:line><draw:line text:anchor-type="paragraph" draw:z-index="1" draw:name="Shape2" draw:style-name="gr1" draw:text-style-name="P70" svg:x1="2.9764in" svg:y1="0.385in" svg:x2="4.4346in" svg:y2="0.1252in"><text:p/></draw:line><text:span text:style-name="T4">Orthographe / Grammaire</text:span><text:span text:style-name="T8"> / Syntax</text:span><text:span text:style-name="T9">e<text:tab/><text:tab/> <text:s/><text:tab/><text:tab/>Intelligible</text:span></text:p>
                </text:list-item>
                <text:list-item>
                  <text:p text:style-name="P27"><text:span text:style-name="T8">S</text:span><text:span text:style-name="T4">tructuration du document</text:span><text:span text:style-name="T9"><text:tab/><text:tab/><text:tab/><text:tab/></text:span></text:p>
                </text:list-item>
                <text:list-item>
                  <text:p text:style-name="P33">Mise à jour de l'information </text:p>
                </text:list-item>
                <text:list-item>
                  <text:p text:style-name="P34">Précision de l'information</text:p>
                  <text:p text:style-name="P34"/>
                </text:list-item>
              </text:list>
            </text:list-item>
            <text:list-item>
              <text:p text:style-name="P35">Croiser, comparer les sources : quels indices ?</text:p>
            </text:list-item>
          </text:list>
        </text:list-item>
      </text:list>
      <text:p text:style-name="P37"/>
      <text:p text:style-name="P37"/>
      <text:p text:style-name="P28"><text:span text:style-name="T20">De la collecte de traitement</text:span><text:span text:style-name="T9"> </text:span></text:p>
      <text:p text:style-name="P36">Une fois les documents collectés et validés (évalués) il faut les catégoriser (les classer et les rganiser pas catégorie) en procédent au traitement intellectuel du document.</text:p>
      <text:h text:style-name="P68" text:outline-level="2">2. Geste<text:span text:style-name="T21">s</text:span> de traitement : indexer</text:h>
      <text:p text:style-name="P57">= analyse du contenu</text:p>
      <text:p text:style-name="P57">Activité normalisée : <text:span text:style-name="T17">"L'indexation est l'opération destinée à représenter par les éléments d'un langage documentaire ou naturel des données résultant de l'analyse du contenu d'un document ou d'une question"</text:span> (Norme ISO 5963).</text:p>
      <text:p text:style-name="P57"/>
      <text:h text:style-name="P6" text:outline-level="3">2.1 Elements de définition : opération intellectuelle</text:h>
      <text:p text:style-name="P11"/>
      <text:list xml:id="list853217868" text:style-name="L14">
        <text:list-item>
          <text:p text:style-name="P12"><text:span text:style-name="T18">"[...] toutes les opérations visant à représenter les concepts essentiels contenus dans ces documents [...] à l'aide d'un langage documentaire, ce qui implique une transformation des éléments informati</text:span><text:span text:style-name="T19">f</text:span><text:span text:style-name="T18">s <text:s/>contenus dans les documents, sous une forme différente de l</text:span><text:span text:style-name="T19">e</text:span><text:span text:style-name="T18">ur forme originelle, pour faciliter leur mise en mémoire et leur recherche ultérieure"</text:span><text:span text:style-name="T22"> (Lamizet &amp; Silem, 1997).</text:span></text:p>
          <text:list>
            <text:list-item>
              <text:p text:style-name="P58">On retrouve distinction documentaire primaire / document secondaire</text:p>
            </text:list-item>
          </text:list>
        </text:list-item>
      </text:list>
      <text:list xml:id="list3336315980" text:style-name="L15">
        <text:list-item>
          <text:p text:style-name="P59">Indexer un document : </text:p>
          <text:list>
            <text:list-item>
              <text:p text:style-name="P42">"C'est caractériser son contenu intellectuel ...."</text:p>
              <text:p text:style-name="P38"/>
            </text:list-item>
          </text:list>
        </text:list-item>
      </text:list>
      <text:p text:style-name="P60"><text:span text:style-name="T16">_</text:span><text:span text:style-name="T12">_____________________</text:span></text:p>
      <text:p text:style-name="P39"/>
      <text:list xml:id="list83142411879117" text:continue-numbering="true" text:style-name="L15">
        <text:list-item>
          <text:p text:style-name="P45"><text:span text:style-name="T11">L</text:span><text:span text:style-name="T4">'indexation est une opération intellectuelle par laquelle on va codifier le contenu d'un document.</text:span></text:p>
          <text:list>
            <text:list-item>
              <text:p text:style-name="P47">Analyser<text:span text:style-name="T4"> le contenu de ce document (quel que soit le support)</text:span></text:p>
            </text:list-item>
            <text:list-item>
              <text:p text:style-name="P47">Transcrire<text:span text:style-name="T4"> le contenu dans un langage documetaire.</text:span></text:p>
            </text:list-item>
          </text:list>
        </text:list-item>
        <text:list-item>
          <text:p text:style-name="P43">La double finalité du processus d'indexation est donc :</text:p>
          <text:list>
            <text:list-item>
              <text:p text:style-name="P43">De normaliser la codification du contenu des documents</text:p>
            </text:list-item>
            <text:list-item>
              <text:p text:style-name="P43">De faciliter la recherche du document pour l'utilisateur</text:p>
            </text:list-item>
          </text:list>
        </text:list-item>
        <text:list-item>
          <text:p text:style-name="P43">A partir de cette indexation, on devra pouvoir effectuer une recherche des documents par leur sujet, ce qui évite :</text:p>
          <text:list>
            <text:list-item>
              <text:p text:style-name="P43">le bruit</text:p>
            </text:list-item>
            <text:list-item>
              <text:p text:style-name="P43">le silence</text:p>
            </text:list-item>
          </text:list>
        </text:list-item>
      </text:list>
      <text:h text:style-name="P8" text:outline-level="3">2.2 Processus d'indexation : 3 étapes</text:h>
      <text:p text:style-name="P11"/>
      <text:p text:style-name="P61">Pour parvenir à ce résultat, il faut trois opérations :</text:p>
      <text:list xml:id="list2174117471" text:style-name="L16">
        <text:list-item>
          <text:p text:style-name="P62">Compréhension, analyse du contenu</text:p>
        </text:list-item>
        <text:list-item>
          <text:p text:style-name="P62">Extraction des mots-clés</text:p>
        </text:list-item>
        <text:list-item>
          <text:p text:style-name="P62">Transposition des mots-clés en langage documentaire</text:p>
        </text:list-item>
      </text:list>
      <text:p text:style-name="P61"/>
      <text:h text:style-name="P1" text:outline-level="3">2.2.1 Compréhension </text:h>
      <text:p text:style-name="P11"/>
      <text:list xml:id="list1148474579" text:style-name="L17">
        <text:list-item>
          <text:p text:style-name="P48">Finalité : exprimer toutes les informations contenues dabs e documet en langage naturel</text:p>
        </text:list-item>
        <text:list-item>
          <text:p text:style-name="P48">Opération d'analyse du document : Comment ?</text:p>
          <text:list>
            <text:list-item>
              <text:p text:style-name="P48">tout le <text:span text:style-name="T25">para</text:span>texte (Gérard Genette) : tout ce qui fait passer le texte en livre / à transposer à d'autres natures de documents (y compris électronique) ; paratexte éditorial et paratexte auctorial (de l'auteur)</text:p>
            </text:list-item>
            <text:list-item>
              <text:p text:style-name="P49">Structure / Titraille </text:p>
            </text:list-item>
            <text:list-item>
              <text:p text:style-name="P50">Texte</text:p>
            </text:list-item>
          </text:list>
        </text:list-item>
        <text:list-item>
          <text:p text:style-name="P40">Opération la plus stratégique et cruciale ar détermine la suite et le succès du processus.</text:p>
        </text:list-item>
        <text:list-item>
          <text:p text:style-name="P44">Donne lieu à un résumé dont la finalité est de transmettre en quelques lignes le plus d'informations sur le contenu du document.</text:p>
        </text:list-item>
        <text:list-item>
          <text:p text:style-name="P44">Règles : pas de mot vide, de reprise des titres sans explication, pas de redondance, exhausivité des sujets</text:p>
        </text:list-item>
        <text:list-item>
          <text:p text:style-name="P44">Différents types de résumés :</text:p>
          <text:list>
            <text:list-item>
              <text:p text:style-name="P44">Signalétique ou indicatif : court<text:span text:style-name="T26"> ;</text:span></text:p>
            </text:list-item>
            <text:list-item>
              <text:p text:style-name="P46">Informatif ou analytique, normalisé<text:span text:style-name="T4">. Parfois rend inutile le recours au document original</text:span><text:span text:style-name="T10"> ;</text:span></text:p>
            </text:list-item>
            <text:list-item>
              <text:p text:style-name="P46"><text:span text:style-name="T4">Sélectif : pour une catégorie d'usagers, documentation spécialisée</text:span><text:span text:style-name="T10"> ;</text:span></text:p>
            </text:list-item>
          </text:list>
        </text:list-item>
      </text:list>
      <text:p text:style-name="P41"/>
      <text:h text:style-name="P2" text:outline-level="3"/>
      <text:h text:style-name="P7" text:outline-level="3">2.2.2 Extraction des mots-clés</text:h>
      <text:p text:style-name="P11"/>
      <text:list xml:id="list1594904429" text:style-name="L18">
        <text:list-item>
          <text:p text:style-name="P51">Finalité : traduire en mots-clés tous les concepts et notions </text:p>
        </text:list-item>
        <text:list-item>
          <text:p text:style-name="P51">Comment ? En langage naturel, à laide d'outils comme des lexiques ou des dictionnaires spécialisés :</text:p>
          <text:list>
            <text:list-item>
              <text:p text:style-name="P51">CRNTL, ... </text:p>
            </text:list-item>
          </text:list>
        </text:list-item>
      </text:list>
      <text:p text:style-name="P52"/>
      <text:h text:style-name="P3" text:outline-level="3">2.2.3 Transposition</text:h>
      <text:p text:style-name="P11"/>
      <text:list xml:id="list2865002899" text:style-name="L19">
        <text:list-item>
          <text:p text:style-name="P53"><text:s/>Finalité : traduire le langage naturel en langage documentaire, rechercher une éuivalence dans le langage documentaire choiosi.</text:p>
        </text:list-item>
        <text:list-item>
          <text:p text:style-name="P54">Langage documentaire :</text:p>
          <text:list>
            <text:list-item>
              <text:p text:style-name="P54">Soit une classification : traduire l'ensemble des mots clés en indice (cf. cours suivant)</text:p>
            </text:list-item>
            <text:list-item>
              <text:p text:style-name="P54">Soit en langage analytique<text:span text:style-name="T27"> (cf. cours suivant)</text:span></text:p>
            </text:list-item>
          </text:list>
        </text:list-item>
      </text:list>
      <text:p text:style-name="P11"/>
      <text:h text:style-name="P4" text:outline-level="3">2.2.4 Processus d’indexation : 2 risques </text:h>
      <text:p text:style-name="P13"/>
      <text:list xml:id="list4173274254" text:style-name="L20">
        <text:list-item>
          <text:p text:style-name="P55">Indexation insuffisante : degré d’analyse insuffisant trop généraliste.</text:p>
          <text:list>
            <text:list-item>
              <text:p text:style-name="P55">Risque ? → Le document ne trouvera pas son usager </text:p>
            </text:list-item>
          </text:list>
        </text:list-item>
        <text:list-item>
          <text:p text:style-name="P55">Sur-indexation : on extrait plus d<text:span text:style-name="T28">e </text:span>mots clés que de concepts ou notions contenus dans le document.</text:p>
          <text:list>
            <text:list-item>
              <text:p text:style-name="P55">Risque ? → Pas une vision fidèle du document originel</text:p>
            </text:list-item>
          </text:list>
        </text:list-item>
      </text:list>
      <text:p text:style-name="P56"/>
      <text:h text:style-name="P5" text:outline-level="3"/>
      <text:h text:style-name="P9" text:outline-level="3">Deux questions pour conclure : indexation automatique et indexation d’images</text:h>
      <text:p text:style-name="P64"><text:span text:style-name="T24"/></text:p>
      <text:list xml:id="list428073022" text:style-name="L21">
        <text:list-item>
          <text:p text:style-name="P65"><text:span text:style-name="T23">Indexation automatique</text:span></text:p>
          <text:list>
            <text:list-item>
              <text:p text:style-name="P65"><text:span text:style-name="T23">Solutions techniques pour indexer automatiquement </text:span></text:p>
            </text:list-item>
            <text:list-item>
              <text:p text:style-name="P65"><text:span text:style-name="T23">Réserves :</text:span></text:p>
              <text:list>
                <text:list-item>
                  <text:p text:style-name="P65"><text:span text:style-name="T23">Souvent centration sur les mots clés et pas sur la syntaxe : éventuels problèmes de sens</text:span></text:p>
                </text:list-item>
                <text:list-item>
                  <text:p text:style-name="P65"><text:span text:style-name="T23">trop de bruit à l’interrogation : sur-représentation</text:span></text:p>
                </text:list-item>
              </text:list>
            </text:list-item>
          </text:list>
        </text:list-item>
        <text:list-item>
          <text:p text:style-name="P66"><text:span text:style-name="T23">Indexer des images fixes où animées </text:span></text:p>
          <text:list>
            <text:list-item>
              <text:p text:style-name="P66"><text:span text:style-name="T23">Pas de norme d’indexation, subjectivité de l’interprétation (notamment histoire de l’art)</text:span></text:p>
            </text:list-item>
            <text:list-item>
              <text:p text:style-name="P66"><text:span text:style-name="T23">Protocole proposé :</text:span></text:p>
              <text:list>
                <text:list-item>
                  <text:p text:style-name="P66"><text:span text:style-name="T23">Description du contenu : éléments techniques, stylistiques, thématiques</text:span></text:p>
                </text:list-item>
                <text:list-item>
                  <text:p text:style-name="P66"><text:span text:style-name="T23">Contexte de la production</text:span></text:p>
                </text:list-item>
                <text:list-item>
                  <text:p text:style-name="P66"><text:span text:style-name="T23">Interprétation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08:15:35.786175572</meta:creation-date>
    <meta:generator>LibreOffice/6.0.7.3$Linux_X86_64 LibreOffice_project/00m0$Build-3</meta:generator>
    <dc:date>2021-10-05T08:31:41.400004030</dc:date>
    <meta:editing-duration>PT25M40S</meta:editing-duration>
    <meta:editing-cycles>6</meta:editing-cycles>
    <meta:document-statistic meta:table-count="0" meta:image-count="0" meta:object-count="0" meta:page-count="6" meta:paragraph-count="104" meta:word-count="991" meta:character-count="6181" meta:non-whitespace-character-count="5350"/>
  </office:meta>
</office:document-meta>
</file>